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2pt" style:font-size-asian="12pt" style:font-size-complex="12pt" fo:font-style="normal" fo:font-weight="bold" style:text-scale="-30%"/>
      <style:paragraph-properties style:writing-mode="page"/>
      <style:table-cell-properties fo:background-color="transparent"/>
    </style:style>
    <style:style style:parent-style-name="Normal" style:data-style-name="NF10007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NF10001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NF10002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NF10003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NF10004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NF10005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048cm" style:use-optimal-column-width="true" fo:break-before="auto"/>
    </style:style>
    <style:style style:family="table-column" style:name="co3">
      <style:table-column-properties style:column-width="1.826cm" style:use-optimal-column-width="true" fo:break-before="auto"/>
    </style:style>
    <style:style style:family="table-row" style:name="ro2">
      <style:table-row-properties style:row-height="16.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number-columns-repeated="9" table:style-name="co1" table:default-cell-style-name="Normal"/>
        <table:table-column table:style-name="co3" table:default-cell-style-name="Normal"/>
        <table:table-column table:number-columns-repeated="1013" table:style-name="co1" table:default-cell-style-name="Normal"/>
        <table:table-row table:style-name="ro2">
          <table:table-cell table:style-name="ce4" office:value-type="string">
            <text:p>Instance Name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 office:value-type="string">
            <text:p>Gamma</text:p>
          </table:table-cell>
          <table:table-cell table:style-name="ce4" office:value-type="string">
            <text:p>Solver</text:p>
          </table:table-cell>
          <table:table-cell table:style-name="ce4" office:value-type="string">
            <text:p>Execution Time (ms)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Feasible</text:p>
          </table:table-cell>
          <table:table-cell table:style-name="ce4" office:value-type="string">
            <text:p>GW Used</text:p>
          </table:table-cell>
          <table:table-cell table:style-name="ce4" office:value-type="string">
            <text:p>Energy</text:p>
          </table:table-cell>
          <table:table-cell table:style-name="ce4" office:value-type="string">
            <text:p>UF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6" office:value-type="float" office:value="3.0820799999999999">
            <text:p>3.08207999999999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7" office:value-type="float" office:value="0.082082100000000005">
            <text:p>0.082082100000000005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106.038">
            <text:p>106.038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_1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45.144300000000001">
            <text:p>45.14430000000000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7" office:value-type="float" office:value="0.038144299999999999">
            <text:p>0.038144299999999999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1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2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3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4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9" office:value-type="float" office:value="14.2319">
            <text:p>14.2319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806.23199999999997">
            <text:p>806.23199999999997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office:value-type="string">
            <text:p>imu_1000_20_100_5.dat</text:p>
          </table:table-cell>
          <table:table-cell office:value-type="float" office:value="1">
            <text:p>1</text:p>
          </table:table-cell>
          <table:table-cell table:style-name="ce5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Greedy 2</text:p>
          </table:table-cell>
          <table:table-cell office:value-type="float" office:value="0">
            <text:p>0</text:p>
          </table:table-cell>
          <table:table-cell table:style-name="ce8" office:value-type="float" office:value="245.941">
            <text:p>245.941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style-name="ce10" office:value-type="float" office:value="0.23194100000000001">
            <text:p>0.2319410000000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number-rows-repeated="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5" number:min-integer-digits="1"/>
    </number:number-style>
    <number:number-style style:name="NF10002">
      <number:number number:decimal-places="7" number:min-integer-digits="1"/>
    </number:number-style>
    <number:number-style style:name="NF10003">
      <number:number number:decimal-places="3" number:min-integer-digits="1"/>
    </number:number-style>
    <number:number-style style:name="NF10004">
      <number:number number:decimal-places="4" number:min-integer-digits="1"/>
    </number:number-style>
    <number:number-style style:name="NF10005">
      <number:number number:decimal-places="6" number:min-integer-digits="1"/>
    </number:number-style>
    <number:number-style style:name="NF10007">
      <number:number number:decimal-places="2"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